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byssinica SIL" fo:font-size="16pt" fo:font-weight="bold" style:font-name-asian="Abyssinica SIL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byssinica SIL" fo:font-size="13.6999998092651pt" fo:font-weight="normal" style:font-name-asian="Abyssinica SIL" style:font-size-asian="12pt" style:font-weight-asian="normal" style:font-size-complex="13.699999809265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byssinica SIL" fo:font-size="13.6999998092651pt" fo:font-weight="normal" style:font-name-asian="Abyssinica SIL" style:font-size-asian="12pt" style:font-weight-asian="normal" style:font-size-complex="13.6999998092651pt" style:font-weight-complex="normal"/>
    </style:style>
    <style:style style:name="T1" style:family="text">
      <style:text-properties officeooo:rsid="00096e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D HD 6450显卡驱动研发可行性报告</text:p>
      <text:p text:style-name="P1"/>
      <text:p text:style-name="P2"><text:s text:c="7"/>通过一周时间对AMD HD 6450显卡的了解，资料查找，源程序查找以及与AMD官方的密切沟通，以及开源中国社区和github的搜索，资料收集，确认该显卡属于消费级显卡，且属于低端显卡，现已停产，而通过官方确认该显卡确定没有server下的驱动程序，通过各大社区搜索也发现没有该显卡server下的驱动信息，而对于该显卡驱动的源码只能找到linux的源码包，经过对源码包分析发现该源码包依赖与X-server编写，因此不可能进行再编译后用到win server下，因此要开发该显卡驱动程序只能自己进行编写。</text:p>
      <text:p text:style-name="P2"><text:s text:c="4"/>显卡驱动程序编写是一个巨大的工程，尤其是对于零基础的人来说，首先需要至少掌握并熟练一门编程语言，了解数据结构，其次需要熟悉显卡的硬件知识，包括各种属性和寄存器等等，还要对驱动程序的整体架构，帧缓冲设备数据结构，和软硬件结合的方法都需要掌握，总体来说就是先要进行这方面的系统学习才可以尝试自己编写，且编写显卡驱动的工作量也是非常大的，从学习到研究到开发再到应用是一个漫长的过程，少则半年多则一年，甚至更长。</text:p>
      <text:p text:style-name="P2"><text:s text:c="7"/>综上所述对于一个低端且已经淘汰的显卡，花费大量时间去研究是不切实际的，而对于目前办事处人员的能力开发该项目的周期也是比较长的，且办事处人员大部分是学硬件出身对于编程语言了解比较少，结合办事处目前现状，因此该项目的可行性比较低。</text:p>
      <text:p text:style-name="P2"><text:s text:c="7"/>经过调查研究发现，目前异构计算处于发展期，目前可以考虑作为下阶段学习研究的方向，另外，经过业余时间配置调试，无人值守系统安装也可考虑作为下阶段的研究方向，最终能达到硬件安装好，<text:span text:style-name="T1">BIOS设置网网络自启后，无需人工干预，自动化完成系统安装及其他相关系统集成操作。减少人工失误，提高工作效率，减少安装打宝系统这种单调重复性的工作。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88"/>技术部 白劲松</text:p>
      <text:p text:style-name="P2"><text:s text:c="80"/>2016年04月16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16:39:59</meta:creation-date>
    <dc:date>2016-04-16T09:30:47.456000000</dc:date>
    <meta:editing-duration>PT13M22S</meta:editing-duration>
    <meta:editing-cycles>2</meta:editing-cycles>
    <meta:generator>LibreOffice/5.1.0.3$Windows_x86 LibreOffice_project/5e3e00a007d9b3b6efb6797a8b8e57b51ab1f737</meta:generator>
    <meta:document-statistic meta:table-count="0" meta:image-count="0" meta:object-count="0" meta:page-count="1" meta:paragraph-count="7" meta:word-count="709" meta:character-count="963" meta:non-whitespace-character-count="764"/>
  </office:meta>
</office:document-meta>
</file>